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358CCD87CE20172EA21.png" manifest:media-type="image/png"/>
  <manifest:file-entry manifest:full-path="Pictures/10000201000004B000000358E2063D58B88EDD5A.png" manifest:media-type="image/png"/>
  <manifest:file-entry manifest:full-path="Pictures/10000201000004B00000035813C3280FB2F14280.png" manifest:media-type="image/png"/>
  <manifest:file-entry manifest:full-path="Pictures/10000201000004B0000003582B1558F41080CBDE.png" manifest:media-type="image/png"/>
  <manifest:file-entry manifest:full-path="Pictures/10000201000004B0000003583ABA215733B8F49B.png" manifest:media-type="image/png"/>
  <manifest:file-entry manifest:full-path="Pictures/10000201000004B0000003580F3D017A90914C5A.png" manifest:media-type="image/png"/>
  <manifest:file-entry manifest:full-path="Pictures/10000201000004B000000358341D3D904E4E3421.png" manifest:media-type="image/png"/>
  <manifest:file-entry manifest:full-path="Pictures/10000201000004B0000003581C5B1AF0DF57B666.png" manifest:media-type="image/png"/>
  <manifest:file-entry manifest:full-path="Pictures/10000201000004B0000003582358CA2938E04C8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466cm, 0cm, 9.549cm)" draw:image-opacity="100%" style:mirror="none"/>
    </style:style>
    <style:style style:name="gr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448cm" fo:min-width="12.729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ff0000" draw:marker-start-width="0.359cm" draw:marker-end-width="0.359cm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409cm" fo:min-width="2.846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1.559cm" fo:min-width="12.737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ff" draw:marker-start-width="0.359cm" draw:marker-end-width="0.359cm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0.41cm" fo:min-width="2.846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svg:stroke-width="0.106cm" svg:stroke-color="#008000" draw:marker-start-width="0.359cm" draw:marker-end-width="0.359cm" draw:fill="none" draw:textarea-horizontal-align="justify" draw:textarea-vertical-align="middle" draw:auto-grow-height="false" fo:min-height="1.814cm" fo:min-width="12.729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8000" draw:marker-start-width="0.359cm" draw:marker-end-width="0.359cm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8000" draw:marker-start-width="0.359cm" draw:marker-end-width="0.359cm" draw:fill="none" draw:textarea-horizontal-align="justify" draw:textarea-vertical-align="middle" draw:auto-grow-height="false" fo:min-height="0.41cm" fo:min-width="2.974cm" fo:padding-top="0.178cm" fo:padding-bottom="0.178cm" fo:padding-left="0.303cm" fo:padding-right="0.303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546cm, 0cm, 9.681cm)" draw:image-opacity="100%" style:mirror="none"/>
    </style:style>
    <style:style style:name="gr1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447cm" fo:min-width="12.594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559cm" fo:min-width="12.737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ffff00" draw:marker-start-width="0.359cm" draw:marker-end-width="0.359cm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0.41cm" fo:min-width="2.846cm" fo:padding-top="0.178cm" fo:padding-bottom="0.178cm" fo:padding-left="0.303cm" fo:padding-right="0.303cm"/>
      <style:paragraph-properties style:writing-mode="lr-tb"/>
    </style:style>
    <style:style style:name="gr16" style:family="graphic" style:parent-style-name="standard">
      <style:graphic-properties svg:stroke-width="0.106cm" svg:stroke-color="#008000" draw:marker-start-width="0.359cm" draw:marker-end-width="0.359cm" draw:fill="none" draw:textarea-horizontal-align="justify" draw:textarea-vertical-align="middle" draw:auto-grow-height="false" fo:min-height="1.814cm" fo:min-width="12.435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1.306cm" fo:min-width="12.435cm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0.41cm" fo:min-width="2.974cm" fo:padding-top="0.178cm" fo:padding-bottom="0.178cm" fo:padding-left="0.303cm" fo:padding-right="0.303cm"/>
      <style:paragraph-properties style:writing-mode="lr-tb"/>
    </style:style>
    <style:style style:name="gr19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445cm" fo:min-width="12.698cm" fo:padding-top="0.178cm" fo:padding-bottom="0.178cm" fo:padding-left="0.303cm" fo:padding-right="0.303cm"/>
    </style:style>
    <style:style style:name="gr20" style:family="graphic" style:parent-style-name="standard">
      <style:graphic-properties draw:stroke="dash" draw:stroke-dash="Dashed_20__28_var_29_" svg:stroke-width="0.106cm" svg:stroke-color="#008000" draw:marker-start-width="0.359cm" draw:marker-end-width="0.359cm" draw:fill="none" draw:textarea-horizontal-align="justify" draw:textarea-vertical-align="middle" draw:auto-grow-height="false" fo:min-height="4.216cm" fo:min-width="12.594cm" fo:padding-top="0.178cm" fo:padding-bottom="0.178cm" fo:padding-left="0.303cm" fo:padding-right="0.303cm"/>
    </style:style>
    <style:style style:name="gr21" style:family="graphic" style:parent-style-name="standard">
      <style:graphic-properties draw:stroke="dash" draw:stroke-dash="Dashed_20__28_var_29_" svg:stroke-width="0.106cm" svg:stroke-color="#008000" draw:marker-start-width="0.359cm" draw:marker-end-width="0.359cm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dash" draw:stroke-dash="Dashed_20__28_var_29_" svg:stroke-width="0.106cm" svg:stroke-color="#008000" draw:marker-start-width="0.359cm" draw:marker-end-width="0.359cm" draw:fill="none" draw:textarea-horizontal-align="justify" draw:textarea-vertical-align="middle" draw:auto-grow-height="false" fo:min-height="0.41cm" fo:min-width="3.535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1.306cm" fo:min-width="12.562cm" fo:padding-top="0.178cm" fo:padding-bottom="0.178cm" fo:padding-left="0.303cm" fo:padding-right="0.303cm"/>
    </style:style>
    <style:style style:name="gr24" style:family="graphic" style:parent-style-name="standard">
      <style:graphic-properties draw:stroke="dash" draw:stroke-dash="Dashed_20__28_var_29_" svg:stroke-width="0.106cm" svg:stroke-color="#008000" draw:marker-start-width="0.359cm" draw:marker-end-width="0.359cm" draw:fill="none" draw:textarea-horizontal-align="justify" draw:textarea-vertical-align="middle" draw:auto-grow-height="false" fo:min-height="1.422cm" fo:min-width="12.594cm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0.41cm" fo:min-width="3.408cm" fo:padding-top="0.178cm" fo:padding-bottom="0.178cm" fo:padding-left="0.303cm" fo:padding-right="0.303cm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9.546cm, 0cm, 9.681cm)" draw:image-opacity="100%" style:mirror="none"/>
    </style:style>
    <style:style style:name="gr27" style:family="graphic" style:parent-style-name="standard">
      <style:graphic-properties svg:stroke-width="0.106cm" svg:stroke-color="#008000" draw:marker-start-width="0.359cm" draw:marker-end-width="0.359cm" draw:fill="none" draw:textarea-horizontal-align="justify" draw:textarea-vertical-align="middle" draw:auto-grow-height="false" fo:min-height="0.787cm" fo:min-width="9.927cm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1.306cm" fo:min-width="3.966cm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008000" draw:marker-start-width="0.359cm" draw:marker-end-width="0.359cm" draw:fill="none" draw:textarea-horizontal-align="justify" draw:textarea-vertical-align="middle" draw:auto-grow-height="false" fo:min-height="1.814cm" fo:min-width="12.594cm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1.306cm" fo:min-width="12.621cm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008000" draw:marker-start-width="0.359cm" draw:marker-end-width="0.359cm" draw:fill="none" draw:textarea-horizontal-align="justify" draw:textarea-vertical-align="middle" draw:auto-grow-height="false" fo:min-height="1.814cm" fo:min-width="12.602cm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008000" draw:marker-start-width="0.359cm" draw:marker-end-width="0.359cm" draw:fill="none" draw:textarea-horizontal-align="justify" draw:textarea-vertical-align="middle" draw:auto-grow-height="false" fo:min-height="1.374cm" fo:min-width="12.594cm" fo:padding-top="0.178cm" fo:padding-bottom="0.178cm" fo:padding-left="0.303cm" fo:padding-right="0.303cm"/>
    </style:style>
    <style:style style:name="gr33" style:family="graphic" style:parent-style-name="standard">
      <style:graphic-properties svg:stroke-width="0.106cm" svg:stroke-color="#008000" draw:marker-start-width="0.359cm" draw:marker-end-width="0.359cm" draw:fill="none" draw:textarea-horizontal-align="justify" draw:textarea-vertical-align="middle" draw:auto-grow-height="false" fo:min-height="0.41cm" fo:min-width="3.408cm" fo:padding-top="0.178cm" fo:padding-bottom="0.178cm" fo:padding-left="0.303cm" fo:padding-right="0.303cm"/>
      <style:paragraph-properties style:writing-mode="lr-tb"/>
    </style:style>
    <style:style style:name="gr34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8.407cm" fo:min-width="12.621cm" fo:padding-top="0.178cm" fo:padding-bottom="0.178cm" fo:padding-left="0.303cm" fo:padding-right="0.303cm"/>
    </style:style>
    <style:style style:name="gr35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0.41cm" fo:min-width="3.077cm" fo:padding-top="0.178cm" fo:padding-bottom="0.178cm" fo:padding-left="0.303cm" fo:padding-right="0.303cm"/>
      <style:paragraph-properties style:writing-mode="lr-tb"/>
    </style:style>
    <style:style style:name="gr36" style:family="graphic" style:parent-style-name="standard">
      <style:graphic-properties svg:stroke-width="0.106cm" svg:stroke-color="#ff00ff" draw:marker-start-width="0.359cm" draw:marker-end-width="0.359cm" draw:fill="none" draw:textarea-horizontal-align="justify" draw:textarea-vertical-align="middle" draw:auto-grow-height="false" fo:min-height="1.559cm" fo:min-width="12.737cm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svg:stroke-color="#ff00ff" draw:marker-start-width="0.359cm" draw:marker-end-width="0.359cm" draw:textarea-vertical-align="middle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ff00ff" draw:marker-start-width="0.359cm" draw:marker-end-width="0.359cm" draw:fill="none" draw:textarea-horizontal-align="justify" draw:textarea-vertical-align="middle" draw:auto-grow-height="false" fo:min-height="0.41cm" fo:min-width="2.846cm" fo:padding-top="0.178cm" fo:padding-bottom="0.178cm" fo:padding-left="0.303cm" fo:padding-right="0.303cm"/>
      <style:paragraph-properties style:writing-mode="lr-tb"/>
    </style:style>
    <style:style style:name="gr39" style:family="graphic" style:parent-style-name="standard">
      <style:graphic-properties svg:stroke-width="0.106cm" svg:stroke-color="#008000" draw:marker-start-width="0.359cm" draw:marker-end-width="0.359cm" draw:fill="none" draw:textarea-horizontal-align="justify" draw:textarea-vertical-align="middle" draw:auto-grow-height="false" fo:min-height="8.28cm" fo:min-width="12.594cm" fo:padding-top="0.178cm" fo:padding-bottom="0.178cm" fo:padding-left="0.303cm" fo:padding-right="0.303cm"/>
    </style:style>
    <style:style style:name="gr40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1.295cm" fo:min-width="12.621cm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597cm" svg:height="27.7cm" svg:x="0.62cm" svg:y="1cm">
          <draw:image xlink:href="Pictures/10000201000004B0000003582358CA2938E04C8F.png" xlink:type="simple" xlink:show="embed" xlink:actuate="onLoad" loext:mime-type="image/png">
            <text:p/>
          </draw:image>
        </draw:frame>
        <draw:custom-shape draw:style-name="gr2" draw:text-style-name="P1" xml:id="id1" draw:id="id1" draw:layer="layout" svg:width="13.335cm" svg:height="1.804cm" svg:x="1.762cm" svg:y="4.429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5.097cm" svg:y1="5.331cm" svg:x2="16.216cm" svg:y2="5.44cm" draw:start-shape="id1" draw:start-glue-point="1" draw:end-shape="id2" draw:end-glue-point="3" svg:d="M15097 5331h559v109h560" svg:viewBox="0 0 1120 110">
          <text:p/>
        </draw:connector>
        <draw:custom-shape draw:style-name="gr4" draw:text-style-name="P4" xml:id="id2" draw:id="id2" draw:layer="layout" svg:width="3.452cm" svg:height="0.765cm" svg:x="16.216cm" svg:y="5.058cm">
          <text:p text:style-name="P3">HeaderBar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13.343cm" svg:height="1.915cm" svg:x="1.723cm" svg:y="21.551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5.066cm" svg:y1="22.508cm" svg:x2="16.088cm" svg:y2="22.444cm" draw:start-shape="id3" draw:start-glue-point="1" draw:end-shape="id4" draw:end-glue-point="3" svg:d="M15066 22508h511v-64h511" svg:viewBox="0 0 1023 65">
          <text:p/>
        </draw:connector>
        <draw:custom-shape draw:style-name="gr7" draw:text-style-name="P4" xml:id="id4" draw:id="id4" draw:layer="layout" svg:width="3.452cm" svg:height="0.766cm" svg:x="16.088cm" svg:y="22.061cm">
          <text:p text:style-name="P3">HomeNav</text:p>
          <draw:enhanced-geometry svg:viewBox="0 0 21600 21600" draw:type="rectangle" draw:enhanced-path="M 0 0 L 21600 0 21600 21600 0 21600 0 0 Z N"/>
        </draw:custom-shape>
        <draw:custom-shape draw:style-name="gr8" draw:text-style-name="P1" xml:id="id5" draw:id="id5" draw:layer="layout" svg:width="13.335cm" svg:height="2.17cm" svg:x="1.762cm" svg:y="6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svg:x1="15.097cm" svg:y1="7.446cm" svg:x2="16.216cm" svg:y2="7.596cm" draw:start-shape="id5" draw:start-glue-point="1" draw:end-shape="id6" draw:end-glue-point="3" svg:d="M15097 7446h559v150h560" svg:viewBox="0 0 1120 151">
          <text:p/>
        </draw:connector>
        <draw:custom-shape draw:style-name="gr10" draw:text-style-name="P4" xml:id="id6" draw:id="id6" draw:layer="layout" svg:width="3.58cm" svg:height="0.766cm" svg:x="16.216cm" svg:y="7.213cm">
          <text:p text:style-name="P3">DeckCard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frame draw:style-name="gr11" draw:text-style-name="P1" draw:layer="layout" svg:width="15.367cm" svg:height="27.796cm" svg:x="0.805cm" svg:y="0.955cm">
          <draw:image xlink:href="Pictures/10000201000004B0000003580F3D017A90914C5A.png" xlink:type="simple" xlink:show="embed" xlink:actuate="onLoad" loext:mime-type="image/png">
            <text:p/>
          </draw:image>
        </draw:frame>
        <draw:custom-shape draw:style-name="gr12" draw:text-style-name="P1" xml:id="id7" draw:id="id7" draw:layer="layout" svg:width="13.2cm" svg:height="1.803cm" svg:x="1.897cm" svg:y="4.429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5.097cm" svg:y1="5.33cm" svg:x2="16.216cm" svg:y2="5.439cm" draw:start-shape="id7" draw:start-glue-point="1" draw:end-shape="id8" draw:end-glue-point="3" svg:d="M15097 5330h560v109h559" svg:viewBox="0 0 1120 110">
          <text:p/>
        </draw:connector>
        <draw:custom-shape draw:style-name="gr4" draw:text-style-name="P4" xml:id="id8" draw:id="id8" draw:layer="layout" svg:width="3.452cm" svg:height="0.765cm" svg:x="16.216cm" svg:y="5.057cm">
          <text:p text:style-name="P3">HeaderBar</text:p>
          <draw:enhanced-geometry svg:viewBox="0 0 21600 21600" draw:type="rectangle" draw:enhanced-path="M 0 0 L 21600 0 21600 21600 0 21600 0 0 Z N"/>
        </draw:custom-shape>
        <draw:custom-shape draw:style-name="gr13" draw:text-style-name="P1" xml:id="id9" draw:id="id9" draw:layer="layout" svg:width="13.343cm" svg:height="1.915cm" svg:x="1.723cm" svg:y="21.551cm">
          <text:p/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15.066cm" svg:y1="22.508cm" svg:x2="16.088cm" svg:y2="22.444cm" draw:start-shape="id9" draw:start-glue-point="1" draw:end-shape="id10" draw:end-glue-point="3" svg:d="M15066 22508h511v-64h511" svg:viewBox="0 0 1023 65">
          <text:p/>
        </draw:connector>
        <draw:custom-shape draw:style-name="gr15" draw:text-style-name="P4" xml:id="id10" draw:id="id10" draw:layer="layout" svg:width="3.452cm" svg:height="0.766cm" svg:x="16.088cm" svg:y="22.061cm">
          <text:p text:style-name="P5">HomeNav</text:p>
          <draw:enhanced-geometry svg:viewBox="0 0 21600 21600" draw:type="rectangle" draw:enhanced-path="M 0 0 L 21600 0 21600 21600 0 21600 0 0 Z N"/>
        </draw:custom-shape>
        <draw:custom-shape draw:style-name="gr16" draw:text-style-name="P1" xml:id="id11" draw:id="id11" draw:layer="layout" svg:width="13.041cm" svg:height="2.17cm" svg:x="1.897cm" svg:y="6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svg:x1="14.938cm" svg:y1="7.446cm" svg:x2="16.216cm" svg:y2="7.596cm" draw:start-shape="id11" draw:start-glue-point="1" draw:end-shape="id12" draw:end-glue-point="3" svg:d="M14938 7446h639v150h639" svg:viewBox="0 0 1279 151">
          <text:p/>
        </draw:connector>
        <draw:custom-shape draw:style-name="gr10" draw:text-style-name="P4" xml:id="id12" draw:id="id12" draw:layer="layout" svg:width="3.58cm" svg:height="0.766cm" svg:x="16.216cm" svg:y="7.213cm">
          <text:p text:style-name="P3">InputBo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13" draw:id="id13" draw:layer="layout" svg:width="13.041cm" svg:height="1.662cm" svg:x="1.889cm" svg:y="8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14.93cm" svg:y1="9.44cm" svg:x2="16.208cm" svg:y2="9.844cm" draw:start-shape="id13" draw:start-glue-point="1" draw:end-shape="id14" draw:end-glue-point="3" svg:d="M14930 9440h639v404h639" svg:viewBox="0 0 1279 405">
          <text:p/>
        </draw:connector>
        <draw:custom-shape draw:style-name="gr18" draw:text-style-name="P4" xml:id="id14" draw:id="id14" draw:layer="layout" svg:width="3.58cm" svg:height="0.766cm" svg:x="16.208cm" svg:y="9.461cm">
          <text:p text:style-name="P3">MainBtn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frame draw:style-name="gr11" draw:text-style-name="P1" draw:layer="layout" svg:width="15.339cm" svg:height="27.745cm" svg:x="0.805cm" svg:y="0.955cm">
          <draw:image xlink:href="Pictures/10000201000004B0000003583ABA215733B8F49B.png" xlink:type="simple" xlink:show="embed" xlink:actuate="onLoad" loext:mime-type="image/png">
            <text:p/>
          </draw:image>
        </draw:frame>
        <draw:custom-shape draw:style-name="gr12" draw:text-style-name="P1" xml:id="id15" draw:id="id15" draw:layer="layout" svg:width="13.2cm" svg:height="1.803cm" svg:x="1.897cm" svg:y="4.329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5.097cm" svg:y1="5.23cm" svg:x2="16.216cm" svg:y2="5.339cm" draw:start-shape="id15" draw:start-glue-point="1" draw:end-shape="id16" draw:end-glue-point="3" svg:d="M15097 5230h560v109h559" svg:viewBox="0 0 1120 110">
          <text:p/>
        </draw:connector>
        <draw:custom-shape draw:style-name="gr4" draw:text-style-name="P4" xml:id="id16" draw:id="id16" draw:layer="layout" svg:width="3.452cm" svg:height="0.765cm" svg:x="16.216cm" svg:y="4.957cm">
          <text:p text:style-name="P3">HeaderBar</text:p>
          <draw:enhanced-geometry svg:viewBox="0 0 21600 21600" draw:type="rectangle" draw:enhanced-path="M 0 0 L 21600 0 21600 21600 0 21600 0 0 Z N"/>
        </draw:custom-shape>
        <draw:custom-shape draw:style-name="gr19" draw:text-style-name="P1" xml:id="id17" draw:id="id17" draw:layer="layout" svg:width="13.304cm" svg:height="1.801cm" svg:x="1.762cm" svg:y="21.551cm">
          <text:p/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15.066cm" svg:y1="22.451cm" svg:x2="16.088cm" svg:y2="22.444cm" draw:start-shape="id17" draw:start-glue-point="1" draw:end-shape="id18" draw:end-glue-point="3" svg:d="M15066 22451h511v-7h511" svg:viewBox="0 0 1023 8">
          <text:p/>
        </draw:connector>
        <draw:custom-shape draw:style-name="gr15" draw:text-style-name="P4" xml:id="id18" draw:id="id18" draw:layer="layout" svg:width="3.452cm" svg:height="0.766cm" svg:x="16.088cm" svg:y="22.061cm">
          <text:p text:style-name="P5">HomeNa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xml:id="id19" draw:id="id19" draw:layer="layout" svg:width="13.2cm" svg:height="4.572cm" svg:x="1.897cm" svg:y="6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2" draw:layer="layout" svg:x1="15.097cm" svg:y1="8.493cm" svg:x2="15.859cm" svg:y2="7.596cm" draw:start-shape="id19" draw:start-glue-point="1" draw:end-shape="id20" draw:end-glue-point="3" svg:d="M15097 8493h381v-897h381" svg:viewBox="0 0 763 898">
          <text:p/>
        </draw:connector>
        <draw:custom-shape draw:style-name="gr22" draw:text-style-name="P4" xml:id="id20" draw:id="id20" draw:layer="layout" svg:width="4.141cm" svg:height="0.766cm" svg:x="15.859cm" svg:y="7.213cm">
          <text:p text:style-name="P3">Built 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xml:id="id21" draw:id="id21" draw:layer="layout" svg:width="13.168cm" svg:height="1.662cm" svg:x="1.889cm" svg:y="12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15.057cm" svg:y1="13.123cm" svg:x2="16.335cm" svg:y2="13.527cm" draw:start-shape="id21" draw:start-glue-point="1" draw:end-shape="id22" draw:end-glue-point="3" svg:d="M15057 13123h639v404h639" svg:viewBox="0 0 1279 405">
          <text:p/>
        </draw:connector>
        <draw:custom-shape draw:style-name="gr18" draw:text-style-name="P4" xml:id="id22" draw:id="id22" draw:layer="layout" svg:width="3.58cm" svg:height="0.766cm" svg:x="16.335cm" svg:y="13.144cm">
          <text:p text:style-name="P3">DeckStats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frame draw:style-name="gr11" draw:text-style-name="P1" draw:layer="layout" svg:width="15.367cm" svg:height="27.796cm" svg:x="0.805cm" svg:y="0.955cm">
          <draw:image xlink:href="Pictures/10000201000004B0000003581C5B1AF0DF57B666.png" xlink:type="simple" xlink:show="embed" xlink:actuate="onLoad" loext:mime-type="image/png">
            <text:p/>
          </draw:image>
        </draw:frame>
        <draw:custom-shape draw:style-name="gr12" draw:text-style-name="P1" xml:id="id23" draw:id="id23" draw:layer="layout" svg:width="13.2cm" svg:height="1.803cm" svg:x="1.897cm" svg:y="4.329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5.097cm" svg:y1="5.23cm" svg:x2="16.216cm" svg:y2="5.339cm" draw:start-shape="id23" draw:start-glue-point="1" draw:end-shape="id24" draw:end-glue-point="3" svg:d="M15097 5230h560v109h559" svg:viewBox="0 0 1120 110">
          <text:p/>
        </draw:connector>
        <draw:custom-shape draw:style-name="gr4" draw:text-style-name="P4" xml:id="id24" draw:id="id24" draw:layer="layout" svg:width="3.452cm" svg:height="0.765cm" svg:x="16.216cm" svg:y="4.957cm">
          <text:p text:style-name="P3">HeaderBar</text:p>
          <draw:enhanced-geometry svg:viewBox="0 0 21600 21600" draw:type="rectangle" draw:enhanced-path="M 0 0 L 21600 0 21600 21600 0 21600 0 0 Z N"/>
        </draw:custom-shape>
        <draw:custom-shape draw:style-name="gr19" draw:text-style-name="P1" xml:id="id25" draw:id="id25" draw:layer="layout" svg:width="13.304cm" svg:height="1.801cm" svg:x="1.762cm" svg:y="21.551cm">
          <text:p/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15.066cm" svg:y1="22.451cm" svg:x2="16.088cm" svg:y2="22.444cm" draw:start-shape="id25" draw:start-glue-point="1" draw:end-shape="id26" draw:end-glue-point="3" svg:d="M15066 22451h511v-7h511" svg:viewBox="0 0 1023 8">
          <text:p/>
        </draw:connector>
        <draw:custom-shape draw:style-name="gr15" draw:text-style-name="P4" xml:id="id26" draw:id="id26" draw:layer="layout" svg:width="3.452cm" svg:height="0.766cm" svg:x="16.088cm" svg:y="22.061cm">
          <text:p text:style-name="P3">DeckNa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xml:id="id27" draw:id="id27" draw:layer="layout" svg:width="13.2cm" svg:height="1.778cm" svg:x="1.897cm" svg:y="6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2" draw:layer="layout" svg:x1="15.097cm" svg:y1="7.096cm" svg:x2="15.859cm" svg:y2="7.098cm" draw:start-shape="id27" draw:start-glue-point="1" draw:end-shape="id28" draw:end-glue-point="3" svg:d="M15097 7096h381v2h381" svg:viewBox="0 0 763 3">
          <text:p/>
        </draw:connector>
        <draw:custom-shape draw:style-name="gr22" draw:text-style-name="P4" xml:id="id28" draw:id="id28" draw:layer="layout" svg:width="4.141cm" svg:height="0.766cm" svg:x="15.859cm" svg:y="6.715cm">
          <text:p text:style-name="P3">Built 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xml:id="id29" draw:id="id29" draw:layer="layout" svg:width="13.168cm" svg:height="1.662cm" svg:x="1.889cm" svg:y="11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15.057cm" svg:y1="12.107cm" svg:x2="15.986cm" svg:y2="12.174cm" draw:start-shape="id29" draw:start-glue-point="1" draw:end-shape="id30" draw:end-glue-point="3" svg:d="M15057 12107h465v67h464" svg:viewBox="0 0 930 68">
          <text:p/>
        </draw:connector>
        <draw:custom-shape draw:style-name="gr25" draw:text-style-name="P4" xml:id="id30" draw:id="id30" draw:layer="layout" svg:width="4.014cm" svg:height="0.766cm" svg:x="15.986cm" svg:y="11.791cm">
          <text:p text:style-name="P3">QuestionCard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frame draw:style-name="gr26" draw:text-style-name="P2" draw:layer="layout" svg:width="15.367cm" svg:height="27.796cm" svg:x="0.805cm" svg:y="0.955cm">
          <draw:image xlink:href="Pictures/10000201000004B0000003582B1558F41080CBDE.png" xlink:type="simple" xlink:show="embed" xlink:actuate="onLoad" loext:mime-type="image/png">
            <text:p/>
          </draw:image>
        </draw:frame>
        <draw:custom-shape draw:style-name="gr27" draw:text-style-name="P1" xml:id="id31" draw:id="id31" draw:layer="layout" svg:width="10.533cm" svg:height="1.143cm" svg:x="3.167cm" svg:y="12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svg:x1="13.7cm" svg:y1="12.747cm" svg:x2="16.216cm" svg:y2="12.809cm" draw:start-shape="id31" draw:start-glue-point="1" draw:end-shape="id32" draw:end-glue-point="3" svg:d="M13700 12747h1258v62h1258" svg:viewBox="0 0 2517 63">
          <text:p/>
        </draw:connector>
        <draw:custom-shape draw:style-name="gr10" draw:text-style-name="P4" xml:id="id32" draw:id="id32" draw:layer="layout" svg:width="3.58cm" svg:height="0.766cm" svg:x="16.216cm" svg:y="12.426cm">
          <text:p text:style-name="P3">InputBo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xml:id="id33" draw:id="id33" draw:layer="layout" svg:width="4.572cm" svg:height="1.662cm" svg:x="9.001cm" svg:y="16.3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13.573cm" svg:y1="17.198cm" svg:x2="15.986cm" svg:y2="17.254cm" draw:start-shape="id33" draw:start-glue-point="1" draw:end-shape="id34" draw:end-glue-point="3" svg:d="M13573 17198h1207v56h1206" svg:viewBox="0 0 2414 57">
          <text:p/>
        </draw:connector>
        <draw:custom-shape draw:style-name="gr25" draw:text-style-name="P4" xml:id="id34" draw:id="id34" draw:layer="layout" svg:width="4.014cm" svg:height="0.766cm" svg:x="15.986cm" svg:y="16.871cm">
          <text:p text:style-name="P3">Text Butt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xml:id="id35" draw:id="id35" draw:layer="layout" svg:width="10.533cm" svg:height="1.143cm" svg:x="3.167cm" svg:y="13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svg:x1="13.7cm" svg:y1="14.017cm" svg:x2="16.216cm" svg:y2="14.079cm" draw:start-shape="id35" draw:start-glue-point="1" draw:end-shape="id36" draw:end-glue-point="3" svg:d="M13700 14017h1258v62h1258" svg:viewBox="0 0 2517 63">
          <text:p/>
        </draw:connector>
        <draw:custom-shape draw:style-name="gr10" draw:text-style-name="P4" xml:id="id36" draw:id="id36" draw:layer="layout" svg:width="3.58cm" svg:height="0.766cm" svg:x="16.216cm" svg:y="13.696cm">
          <text:p text:style-name="P3">InputBox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frame draw:style-name="gr26" draw:text-style-name="P2" draw:layer="layout" svg:width="15.367cm" svg:height="27.796cm" svg:x="0.805cm" svg:y="0.955cm">
          <draw:image xlink:href="Pictures/10000201000004B000000358341D3D904E4E3421.png" xlink:type="simple" xlink:show="embed" xlink:actuate="onLoad" loext:mime-type="image/png">
            <text:p/>
          </draw:image>
        </draw:frame>
        <draw:custom-shape draw:style-name="gr12" draw:text-style-name="P1" xml:id="id37" draw:id="id37" draw:layer="layout" svg:width="13.2cm" svg:height="1.803cm" svg:x="1.897cm" svg:y="4.429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5.097cm" svg:y1="5.33cm" svg:x2="16.216cm" svg:y2="5.439cm" draw:start-shape="id37" draw:start-glue-point="1" draw:end-shape="id38" draw:end-glue-point="3" svg:d="M15097 5330h560v109h559" svg:viewBox="0 0 1120 110">
          <text:p/>
        </draw:connector>
        <draw:custom-shape draw:style-name="gr4" draw:text-style-name="P4" xml:id="id38" draw:id="id38" draw:layer="layout" svg:width="3.452cm" svg:height="0.765cm" svg:x="16.216cm" svg:y="5.057cm">
          <text:p text:style-name="P3">HeaderBar</text:p>
          <draw:enhanced-geometry svg:viewBox="0 0 21600 21600" draw:type="rectangle" draw:enhanced-path="M 0 0 L 21600 0 21600 21600 0 21600 0 0 Z N"/>
        </draw:custom-shape>
        <draw:custom-shape draw:style-name="gr13" draw:text-style-name="P1" xml:id="id39" draw:id="id39" draw:layer="layout" svg:width="13.343cm" svg:height="1.915cm" svg:x="1.723cm" svg:y="21.551cm">
          <text:p/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15.066cm" svg:y1="22.508cm" svg:x2="16.088cm" svg:y2="22.444cm" draw:start-shape="id39" draw:start-glue-point="1" draw:end-shape="id40" draw:end-glue-point="3" svg:d="M15066 22508h511v-64h511" svg:viewBox="0 0 1023 65">
          <text:p/>
        </draw:connector>
        <draw:custom-shape draw:style-name="gr15" draw:text-style-name="P6" xml:id="id40" draw:id="id40" draw:layer="layout" svg:width="3.452cm" svg:height="0.766cm" svg:x="16.088cm" svg:y="22.061cm">
          <text:p text:style-name="P5">DeckNav</text:p>
          <draw:enhanced-geometry svg:viewBox="0 0 21600 21600" draw:type="rectangle" draw:enhanced-path="M 0 0 L 21600 0 21600 21600 0 21600 0 0 Z N"/>
        </draw:custom-shape>
        <draw:custom-shape draw:style-name="gr29" draw:text-style-name="P1" xml:id="id41" draw:id="id41" draw:layer="layout" svg:width="13.2cm" svg:height="2.17cm" svg:x="1.897cm" svg:y="6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svg:x1="15.097cm" svg:y1="7.446cm" svg:x2="16.216cm" svg:y2="7.596cm" draw:start-shape="id41" draw:start-glue-point="1" draw:end-shape="id42" draw:end-glue-point="3" svg:d="M15097 7446h560v150h559" svg:viewBox="0 0 1120 151">
          <text:p/>
        </draw:connector>
        <draw:custom-shape draw:style-name="gr10" draw:text-style-name="P4" xml:id="id42" draw:id="id42" draw:layer="layout" svg:width="3.58cm" svg:height="0.766cm" svg:x="16.216cm" svg:y="7.213cm">
          <text:p text:style-name="P3">InputBo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xml:id="id43" draw:id="id43" draw:layer="layout" svg:width="13.227cm" svg:height="1.662cm" svg:x="1.87cm" svg:y="10.7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15.097cm" svg:y1="11.599cm" svg:x2="16.189cm" svg:y2="12.003cm" draw:start-shape="id43" draw:start-glue-point="1" draw:end-shape="id44" draw:end-glue-point="3" svg:d="M15097 11599h546v404h546" svg:viewBox="0 0 1093 405">
          <text:p/>
        </draw:connector>
        <draw:custom-shape draw:style-name="gr18" draw:text-style-name="P4" xml:id="id44" draw:id="id44" draw:layer="layout" svg:width="3.58cm" svg:height="0.766cm" svg:x="16.189cm" svg:y="11.62cm">
          <text:p text:style-name="P3">MainBt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xml:id="id45" draw:id="id45" draw:layer="layout" svg:width="13.208cm" svg:height="2.17cm" svg:x="1.889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svg:x1="15.097cm" svg:y1="9.578cm" svg:x2="16.216cm" svg:y2="9.507cm" draw:start-shape="id45" draw:start-glue-point="1" draw:end-shape="id46" draw:end-glue-point="3" svg:d="M15097 9578h560v-71h559" svg:viewBox="0 0 1120 72">
          <text:p/>
        </draw:connector>
        <draw:custom-shape draw:style-name="gr10" draw:text-style-name="P4" xml:id="id46" draw:id="id46" draw:layer="layout" svg:width="3.58cm" svg:height="0.766cm" svg:x="16.216cm" svg:y="9.124cm">
          <text:p text:style-name="P3">InputBox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frame draw:style-name="gr26" draw:text-style-name="P2" draw:layer="layout" svg:width="15.339cm" svg:height="27.745cm" svg:x="0.805cm" svg:y="0.955cm">
          <draw:image xlink:href="Pictures/10000201000004B000000358E2063D58B88EDD5A.png" xlink:type="simple" xlink:show="embed" xlink:actuate="onLoad" loext:mime-type="image/png">
            <text:p/>
          </draw:image>
        </draw:frame>
        <draw:custom-shape draw:style-name="gr12" draw:text-style-name="P1" xml:id="id47" draw:id="id47" draw:layer="layout" svg:width="13.2cm" svg:height="1.803cm" svg:x="1.897cm" svg:y="4.323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5.097cm" svg:y1="5.224cm" svg:x2="16.216cm" svg:y2="5.333cm" draw:start-shape="id47" draw:start-glue-point="1" draw:end-shape="id48" draw:end-glue-point="3" svg:d="M15097 5224h560v109h559" svg:viewBox="0 0 1120 110">
          <text:p/>
        </draw:connector>
        <draw:custom-shape draw:style-name="gr4" draw:text-style-name="P4" xml:id="id48" draw:id="id48" draw:layer="layout" svg:width="3.452cm" svg:height="0.765cm" svg:x="16.216cm" svg:y="4.951cm">
          <text:p text:style-name="P3">HeaderBar</text:p>
          <draw:enhanced-geometry svg:viewBox="0 0 21600 21600" draw:type="rectangle" draw:enhanced-path="M 0 0 L 21600 0 21600 21600 0 21600 0 0 Z N"/>
        </draw:custom-shape>
        <draw:custom-shape draw:style-name="gr13" draw:text-style-name="P1" xml:id="id49" draw:id="id49" draw:layer="layout" svg:width="13.343cm" svg:height="1.915cm" svg:x="1.723cm" svg:y="21.445cm">
          <text:p/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15.066cm" svg:y1="22.402cm" svg:x2="16.088cm" svg:y2="22.338cm" draw:start-shape="id49" draw:start-glue-point="1" draw:end-shape="id50" draw:end-glue-point="3" svg:d="M15066 22402h511v-64h511" svg:viewBox="0 0 1023 65">
          <text:p/>
        </draw:connector>
        <draw:custom-shape draw:style-name="gr15" draw:text-style-name="P6" xml:id="id50" draw:id="id50" draw:layer="layout" svg:width="3.452cm" svg:height="0.766cm" svg:x="16.088cm" svg:y="21.955cm">
          <text:p text:style-name="P5">DeckNav</text:p>
          <draw:enhanced-geometry svg:viewBox="0 0 21600 21600" draw:type="rectangle" draw:enhanced-path="M 0 0 L 21600 0 21600 21600 0 21600 0 0 Z N"/>
        </draw:custom-shape>
        <draw:custom-shape draw:style-name="gr32" draw:text-style-name="P1" xml:id="id51" draw:id="id51" draw:layer="layout" svg:width="13.2cm" svg:height="1.73cm" svg:x="1.897cm" svg:y="6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svg:x1="15.097cm" svg:y1="7.12cm" svg:x2="15.986cm" svg:y2="7.49cm" draw:start-shape="id51" draw:start-glue-point="1" draw:end-shape="id52" draw:end-glue-point="3" svg:d="M15097 7120h445v370h444" svg:viewBox="0 0 890 371">
          <text:p/>
        </draw:connector>
        <draw:custom-shape draw:style-name="gr33" draw:text-style-name="P4" xml:id="id52" draw:id="id52" draw:layer="layout" svg:width="4.014cm" svg:height="0.766cm" svg:x="15.986cm" svg:y="7.107cm">
          <text:p text:style-name="P3">ProgressB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xml:id="id53" draw:id="id53" draw:layer="layout" svg:width="13.227cm" svg:height="8.763cm" svg:x="1.87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15.097cm" svg:y1="12.62cm" svg:x2="16.113cm" svg:y2="11.888cm" draw:start-shape="id53" draw:start-glue-point="1" draw:end-shape="id54" draw:end-glue-point="3" svg:d="M15097 12620h507v-732h509" svg:viewBox="0 0 1017 733">
          <text:p/>
        </draw:connector>
        <draw:custom-shape draw:style-name="gr35" draw:text-style-name="P4" xml:id="id54" draw:id="id54" draw:layer="layout" svg:width="3.683cm" svg:height="0.766cm" svg:x="16.113cm" svg:y="11.505cm">
          <text:p text:style-name="P3">CardView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frame draw:style-name="gr26" draw:text-style-name="P2" draw:layer="layout" svg:width="15.367cm" svg:height="27.796cm" svg:x="0.805cm" svg:y="0.955cm">
          <draw:image xlink:href="Pictures/10000201000004B00000035813C3280FB2F14280.png" xlink:type="simple" xlink:show="embed" xlink:actuate="onLoad" loext:mime-type="image/png">
            <text:p/>
          </draw:image>
        </draw:frame>
        <draw:custom-shape draw:style-name="gr12" draw:text-style-name="P1" xml:id="id55" draw:id="id55" draw:layer="layout" svg:width="13.2cm" svg:height="1.803cm" svg:x="1.897cm" svg:y="4.323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5.097cm" svg:y1="5.224cm" svg:x2="16.216cm" svg:y2="5.333cm" draw:start-shape="id55" draw:start-glue-point="1" draw:end-shape="id56" draw:end-glue-point="3" svg:d="M15097 5224h560v109h559" svg:viewBox="0 0 1120 110">
          <text:p/>
        </draw:connector>
        <draw:custom-shape draw:style-name="gr4" draw:text-style-name="P4" xml:id="id56" draw:id="id56" draw:layer="layout" svg:width="3.452cm" svg:height="0.765cm" svg:x="16.216cm" svg:y="4.951cm">
          <text:p text:style-name="P3">HeaderBar</text:p>
          <draw:enhanced-geometry svg:viewBox="0 0 21600 21600" draw:type="rectangle" draw:enhanced-path="M 0 0 L 21600 0 21600 21600 0 21600 0 0 Z N"/>
        </draw:custom-shape>
        <draw:custom-shape draw:style-name="gr36" draw:text-style-name="P1" xml:id="id57" draw:id="id57" draw:layer="layout" svg:width="13.343cm" svg:height="1.915cm" svg:x="1.723cm" svg:y="21.445cm">
          <text:p/>
          <draw:enhanced-geometry svg:viewBox="0 0 21600 21600" draw:type="rectangle" draw:enhanced-path="M 0 0 L 21600 0 21600 21600 0 21600 0 0 Z N"/>
        </draw:custom-shape>
        <draw:connector draw:style-name="gr37" draw:text-style-name="P2" draw:layer="layout" svg:x1="15.066cm" svg:y1="22.402cm" svg:x2="16.088cm" svg:y2="22.338cm" draw:start-shape="id57" draw:start-glue-point="1" draw:end-shape="id58" draw:end-glue-point="3" svg:d="M15066 22402h511v-64h511" svg:viewBox="0 0 1023 65">
          <text:p/>
        </draw:connector>
        <draw:custom-shape draw:style-name="gr38" draw:text-style-name="P6" xml:id="id58" draw:id="id58" draw:layer="layout" svg:width="3.452cm" svg:height="0.766cm" svg:x="16.088cm" svg:y="21.955cm">
          <text:p text:style-name="P5">DeckNav</text:p>
          <draw:enhanced-geometry svg:viewBox="0 0 21600 21600" draw:type="rectangle" draw:enhanced-path="M 0 0 L 21600 0 21600 21600 0 21600 0 0 Z N"/>
        </draw:custom-shape>
        <draw:custom-shape draw:style-name="gr32" draw:text-style-name="P1" xml:id="id59" draw:id="id59" draw:layer="layout" svg:width="13.2cm" svg:height="1.73cm" svg:x="1.897cm" svg:y="6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svg:x1="15.097cm" svg:y1="7.12cm" svg:x2="15.986cm" svg:y2="7.49cm" draw:start-shape="id59" draw:start-glue-point="1" draw:end-shape="id60" draw:end-glue-point="3" svg:d="M15097 7120h445v370h444" svg:viewBox="0 0 890 371">
          <text:p/>
        </draw:connector>
        <draw:custom-shape draw:style-name="gr33" draw:text-style-name="P4" xml:id="id60" draw:id="id60" draw:layer="layout" svg:width="4.014cm" svg:height="0.766cm" svg:x="15.986cm" svg:y="7.107cm">
          <text:p text:style-name="P3">ProgressB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xml:id="id61" draw:id="id61" draw:layer="layout" svg:width="13.227cm" svg:height="8.763cm" svg:x="1.87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15.097cm" svg:y1="12.62cm" svg:x2="16.113cm" svg:y2="11.888cm" draw:start-shape="id61" draw:start-glue-point="1" draw:end-shape="id62" draw:end-glue-point="3" svg:d="M15097 12620h507v-732h509" svg:viewBox="0 0 1017 733">
          <text:p/>
        </draw:connector>
        <draw:custom-shape draw:style-name="gr35" draw:text-style-name="P4" xml:id="id62" draw:id="id62" draw:layer="layout" svg:width="3.683cm" svg:height="0.766cm" svg:x="16.113cm" svg:y="11.505cm">
          <text:p text:style-name="P3">CardVie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63" draw:id="id63" draw:layer="layout" svg:width="13.343cm" svg:height="1.915cm" svg:x="1.852cm" svg:y="15.351cm">
          <text:p/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15.195cm" svg:y1="16.308cm" svg:x2="16.217cm" svg:y2="16.244cm" draw:start-shape="id63" draw:start-glue-point="1" draw:end-shape="id64" draw:end-glue-point="3" svg:d="M15195 16308h511v-64h511" svg:viewBox="0 0 1023 65">
          <text:p/>
        </draw:connector>
        <draw:custom-shape draw:style-name="gr15" draw:text-style-name="P6" xml:id="id64" draw:id="id64" draw:layer="layout" svg:width="3.452cm" svg:height="0.766cm" svg:x="16.217cm" svg:y="15.861cm">
          <text:p text:style-name="P5">MainBtn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frame draw:style-name="gr26" draw:text-style-name="P2" draw:layer="layout" svg:width="15.367cm" svg:height="27.796cm" svg:x="0.805cm" svg:y="0.955cm">
          <draw:image xlink:href="Pictures/10000201000004B000000358CCD87CE20172EA21.png" xlink:type="simple" xlink:show="embed" xlink:actuate="onLoad" loext:mime-type="image/png">
            <text:p/>
          </draw:image>
        </draw:frame>
        <draw:custom-shape draw:style-name="gr12" draw:text-style-name="P1" xml:id="id65" draw:id="id65" draw:layer="layout" svg:width="13.2cm" svg:height="1.803cm" svg:x="1.897cm" svg:y="4.323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5.097cm" svg:y1="5.224cm" svg:x2="16.216cm" svg:y2="5.333cm" draw:start-shape="id65" draw:start-glue-point="1" draw:end-shape="id66" draw:end-glue-point="3" svg:d="M15097 5224h560v109h559" svg:viewBox="0 0 1120 110">
          <text:p/>
        </draw:connector>
        <draw:custom-shape draw:style-name="gr4" draw:text-style-name="P4" xml:id="id66" draw:id="id66" draw:layer="layout" svg:width="3.452cm" svg:height="0.765cm" svg:x="16.216cm" svg:y="4.951cm">
          <text:p text:style-name="P3">HeaderBar</text:p>
          <draw:enhanced-geometry svg:viewBox="0 0 21600 21600" draw:type="rectangle" draw:enhanced-path="M 0 0 L 21600 0 21600 21600 0 21600 0 0 Z N"/>
        </draw:custom-shape>
        <draw:custom-shape draw:style-name="gr13" draw:text-style-name="P1" xml:id="id67" draw:id="id67" draw:layer="layout" svg:width="13.343cm" svg:height="1.915cm" svg:x="1.723cm" svg:y="21.445cm">
          <text:p/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15.066cm" svg:y1="22.402cm" svg:x2="16.088cm" svg:y2="22.338cm" draw:start-shape="id67" draw:start-glue-point="1" draw:end-shape="id68" draw:end-glue-point="3" svg:d="M15066 22402h511v-64h511" svg:viewBox="0 0 1023 65">
          <text:p/>
        </draw:connector>
        <draw:custom-shape draw:style-name="gr15" draw:text-style-name="P6" xml:id="id68" draw:id="id68" draw:layer="layout" svg:width="3.452cm" svg:height="0.766cm" svg:x="16.088cm" svg:y="21.955cm">
          <text:p text:style-name="P5">DeckNav</text:p>
          <draw:enhanced-geometry svg:viewBox="0 0 21600 21600" draw:type="rectangle" draw:enhanced-path="M 0 0 L 21600 0 21600 21600 0 21600 0 0 Z N"/>
        </draw:custom-shape>
        <draw:custom-shape draw:style-name="gr39" draw:text-style-name="P1" xml:id="id69" draw:id="id69" draw:layer="layout" svg:width="13.2cm" svg:height="8.636cm" svg:x="2.016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svg:x1="15.216cm" svg:y1="11.541cm" svg:x2="15.986cm" svg:y2="11.539cm" draw:start-shape="id69" draw:start-glue-point="1" draw:end-shape="id70" draw:end-glue-point="3" svg:d="M15216 11541h385v-2h385" svg:viewBox="0 0 771 3">
          <text:p/>
        </draw:connector>
        <draw:custom-shape draw:style-name="gr33" draw:text-style-name="P4" xml:id="id70" draw:id="id70" draw:layer="layout" svg:width="4.014cm" svg:height="0.766cm" svg:x="15.986cm" svg:y="11.156cm">
          <text:p text:style-name="P3">ResultsCa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" xml:id="id71" draw:id="id71" draw:layer="layout" svg:width="13.227cm" svg:height="1.651cm" svg:x="1.889cm" svg:y="17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15.116cm" svg:y1="18.589cm" svg:x2="16.24cm" svg:y2="18.528cm" draw:start-shape="id71" draw:start-glue-point="1" draw:end-shape="id72" draw:end-glue-point="3" svg:d="M15116 18589h561v-61h563" svg:viewBox="0 0 1125 62">
          <text:p/>
        </draw:connector>
        <draw:custom-shape draw:style-name="gr35" draw:text-style-name="P4" xml:id="id72" draw:id="id72" draw:layer="layout" svg:width="3.683cm" svg:height="0.766cm" svg:x="16.24cm" svg:y="18.145cm">
          <text:p text:style-name="P3">MainBtn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6T22:27:35.001513422</dc:date>
    <meta:editing-duration>P1DT7H24M2S</meta:editing-duration>
    <meta:editing-cycles>21</meta:editing-cycles>
    <meta:generator>LibreOffice/6.4.7.2$Linux_X86_64 LibreOffice_project/40$Build-2</meta:generator>
    <meta:document-statistic meta:object-count="117"/>
  </office:meta>
</office:document-meta>
</file>